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738" officeooo:paragraph-rsid="0001a738"/>
    </style:style>
    <style:style style:name="P2" style:family="paragraph" style:parent-style-name="Standard">
      <style:text-properties officeooo:rsid="0001a738" officeooo:paragraph-rsid="00096656"/>
    </style:style>
    <style:style style:name="P3" style:family="paragraph" style:parent-style-name="Standard">
      <style:text-properties officeooo:rsid="00057b61" officeooo:paragraph-rsid="00057b61"/>
    </style:style>
    <style:style style:name="P4" style:family="paragraph" style:parent-style-name="Standard">
      <style:text-properties officeooo:rsid="0007d472" officeooo:paragraph-rsid="0007d472"/>
    </style:style>
    <style:style style:name="P5" style:family="paragraph" style:parent-style-name="Standard">
      <style:paragraph-properties fo:text-align="center" style:justify-single-word="false"/>
      <style:text-properties officeooo:rsid="0007d472" officeooo:paragraph-rsid="0007d472"/>
    </style:style>
    <style:style style:name="P6" style:family="paragraph" style:parent-style-name="Standard">
      <style:paragraph-properties fo:text-align="start" style:justify-single-word="false"/>
      <style:text-properties officeooo:rsid="0007d472" officeooo:paragraph-rsid="0007d472"/>
    </style:style>
    <style:style style:name="P7" style:family="paragraph" style:parent-style-name="Standard">
      <style:text-properties fo:font-style="italic" officeooo:rsid="0007d472" officeooo:paragraph-rsid="0007d472" style:font-style-asian="italic" style:font-style-complex="italic"/>
    </style:style>
    <style:style style:name="P8" style:family="paragraph" style:parent-style-name="Standard">
      <style:text-properties officeooo:rsid="000962c8" officeooo:paragraph-rsid="000962c8"/>
    </style:style>
    <style:style style:name="P9" style:family="paragraph" style:parent-style-name="Standard">
      <style:text-properties officeooo:rsid="000b2bea" officeooo:paragraph-rsid="000b2bea"/>
    </style:style>
    <style:style style:name="P10" style:family="paragraph" style:parent-style-name="Standard">
      <style:text-properties officeooo:paragraph-rsid="000b2bea"/>
    </style:style>
    <style:style style:name="P11" style:family="paragraph" style:parent-style-name="Text_20_body">
      <style:text-properties officeooo:rsid="000962c8" officeooo:paragraph-rsid="000962c8"/>
    </style:style>
    <style:style style:name="P12" style:family="paragraph" style:parent-style-name="Text_20_body">
      <style:text-properties officeooo:rsid="000b2bea" officeooo:paragraph-rsid="000b2bea"/>
    </style:style>
    <style:style style:name="P13" style:family="paragraph" style:parent-style-name="Text_20_body">
      <style:text-properties officeooo:paragraph-rsid="000b2bea"/>
    </style:style>
    <style:style style:name="P14" style:family="paragraph" style:parent-style-name="Text_20_body">
      <style:text-properties style:font-name="Lucida Console" fo:font-size="8pt" officeooo:paragraph-rsid="000b2bea" style:font-size-asian="8pt" style:font-size-complex="8pt"/>
    </style:style>
    <style:style style:name="P15" style:family="paragraph" style:parent-style-name="Text_20_body">
      <style:text-properties style:font-name="Lucida Console" fo:font-size="8pt" officeooo:rsid="000b2bea" officeooo:paragraph-rsid="000b2bea" style:font-size-asian="8pt" style:font-size-complex="8pt"/>
    </style:style>
    <style:style style:name="P16" style:family="paragraph" style:parent-style-name="Text_20_body">
      <style:text-properties officeooo:rsid="000962c8" officeooo:paragraph-rsid="000962c8"/>
    </style:style>
    <style:style style:name="P17" style:family="paragraph" style:parent-style-name="Text_20_body">
      <style:text-properties officeooo:paragraph-rsid="000962c8"/>
    </style:style>
    <style:style style:name="P18" style:family="paragraph" style:parent-style-name="Heading_20_3">
      <style:text-properties style:font-name="Liberation Sans" fo:font-size="14.1000003814697pt" fo:font-weight="bold" officeooo:rsid="0007d472" officeooo:paragraph-rsid="0007d472" style:font-name-asian="Microsoft YaHei" style:font-size-asian="14.1000003814697pt" style:font-weight-asian="bold" style:font-name-complex="Mangal" style:font-size-complex="14.1000003814697pt" style:font-weight-complex="bold"/>
    </style:style>
    <style:style style:name="P19" style:family="paragraph" style:parent-style-name="Heading_20_3">
      <style:text-properties style:font-name="Liberation Sans" fo:font-size="14.1000003814697pt" fo:font-weight="bold" officeooo:rsid="00090c01" officeooo:paragraph-rsid="00090c01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Heading_20_3">
      <style:text-properties officeooo:rsid="000b2bea" officeooo:paragraph-rsid="000b2bea"/>
    </style:style>
    <style:style style:name="P21" style:family="paragraph" style:parent-style-name="Standard" style:list-style-name="L1">
      <style:text-properties officeooo:rsid="0007d472" officeooo:paragraph-rsid="0007d472"/>
    </style:style>
    <style:style style:name="P22" style:family="paragraph" style:parent-style-name="Standard">
      <style:text-properties fo:font-style="italic" officeooo:rsid="0007d472" officeooo:paragraph-rsid="0007d472" style:font-style-asian="italic" style:font-style-complex="italic"/>
    </style:style>
    <style:style style:name="P23" style:family="paragraph" style:parent-style-name="Standard">
      <style:text-properties fo:font-style="normal" officeooo:rsid="0007d472" officeooo:paragraph-rsid="0007d472" style:font-style-asian="normal" style:font-style-complex="normal"/>
    </style:style>
    <style:style style:name="P24" style:family="paragraph" style:parent-style-name="Standard" style:list-style-name="L2">
      <style:text-properties officeooo:paragraph-rsid="0001a738"/>
    </style:style>
    <style:style style:name="P25" style:family="paragraph" style:parent-style-name="Standard" style:list-style-name="L2">
      <style:text-properties officeooo:paragraph-rsid="00096656"/>
    </style:style>
    <style:style style:name="P26" style:family="paragraph" style:parent-style-name="Standard" style:list-style-name="L2">
      <style:text-properties officeooo:rsid="0001a738" officeooo:paragraph-rsid="0001a738"/>
    </style:style>
    <style:style style:name="P27" style:family="paragraph" style:parent-style-name="Standard" style:list-style-name="L2">
      <style:text-properties officeooo:rsid="0001a738" officeooo:paragraph-rsid="00096656"/>
    </style:style>
    <style:style style:name="P28" style:family="paragraph" style:parent-style-name="Standard" style:list-style-name="L3">
      <style:text-properties officeooo:rsid="000b2bea" officeooo:paragraph-rsid="000b2bea"/>
    </style:style>
    <style:style style:name="P29" style:family="paragraph" style:parent-style-name="Standard" style:list-style-name="L4">
      <style:text-properties officeooo:rsid="000b2bea" officeooo:paragraph-rsid="000b2bea"/>
    </style:style>
    <style:style style:name="T1" style:family="text">
      <style:text-properties officeooo:rsid="0001a738"/>
    </style:style>
    <style:style style:name="T2" style:family="text">
      <style:text-properties officeooo:rsid="0007364c"/>
    </style:style>
    <style:style style:name="T3" style:family="text">
      <style:text-properties officeooo:rsid="0007d472"/>
    </style:style>
    <style:style style:name="T4" style:family="text">
      <style:text-properties officeooo:rsid="00090c01"/>
    </style:style>
    <style:style style:name="T5" style:family="text">
      <style:text-properties officeooo:rsid="000962c8"/>
    </style:style>
    <style:style style:name="T6" style:family="text">
      <style:text-properties officeooo:rsid="00096656"/>
    </style:style>
    <style:style style:name="T7" style:family="text">
      <style:text-properties officeooo:rsid="000b2bea"/>
    </style:style>
    <style:style style:name="T8" style:family="text">
      <style:text-properties style:font-name="Lucida Console" fo:font-size="8pt" style:font-size-asian="8pt" style:font-size-complex="8pt"/>
    </style:style>
    <style:style style:name="T9" style:family="text">
      <style:text-properties style:font-name="Lucida Console" fo:font-size="8pt" officeooo:rsid="000b2bea" style:font-size-asian="8pt" style:font-size-complex="8pt"/>
    </style:style>
    <style:style style:name="T10" style:family="text">
      <style:text-properties style:font-name="Liberation Serif" fo:font-size="12pt" officeooo:rsid="000b2bea" style:font-size-asian="11.4499998092651pt" style:font-size-complex="13.0500001907349pt"/>
    </style:style>
    <style:style style:name="T11" style:family="text">
      <style:text-properties officeooo:rsid="000dbb11"/>
    </style:style>
    <style:style style:name="T12" style:family="text">
      <style:text-properties officeooo:rsid="000fb0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mpiego di ConsensoInformato.</text:h>
      <text:p text:style-name="P1"/>
      <text:p text:style-name="P3">Questa applicazione è pensata per essere chiamata <text:span text:style-name="T2">da parte di Archimed </text:span><text:span text:style-name="T3">in modo da generare documenti di consenso informato, in formato PDF, pronti per essere inviati alla firma del paziente. </text:span></text:p>
      <text:p text:style-name="P4">Verrà usata questa strategia:</text:p>
      <text:list xml:id="list3978118034" text:style-name="L1">
        <text:list-item>
          <text:p text:style-name="P21">alcune informazioni, tipicamente relative all’anagrafica paziente, vanno passate come parametri da parte dell’applicazione chiamante;</text:p>
        </text:list-item>
        <text:list-item>
          <text:p text:style-name="P21">alcune informazioni vanno compilate a cura del medico; si tratta in questo caso di informazioni relative alla specifica terapia.</text:p>
        </text:list-item>
      </text:list>
      <text:p text:style-name="P4"/>
      <text:h text:style-name="Heading_20_3" text:outline-level="3">Condizioni preliminari.</text:h>
      <text:p text:style-name="P8">È necessario che, nella macchina in cui viene eseguita l’applicazione, sia presente LibreOffice.</text:p>
      <text:p text:style-name="P1"/>
      <text:h text:style-name="P18" text:outline-level="3">Argomenti.</text:h>
      <text:p text:style-name="P4">Gli argomenti di questa applicazione, se passati, hanno il seguente formato:</text:p>
      <text:p text:style-name="P5">/&lt;argomento&gt; &lt;valore&gt;.</text:p>
      <text:p text:style-name="P6">&lt;argomento&gt; è uno degli argomenti qui sotto definiri;</text:p>
      <text:p text:style-name="P6">&lt;valore&gt; è il valore che si intende attribuire all’argomento, eventualmente delimitato da doppio apice se sono presenti spazi (il formato è quello tipico delle linee di comando Windows).</text:p>
      <text:p text:style-name="P6"/>
      <text:p text:style-name="P7">Argomenti da anagrafico paziente.</text:p>
      <text:p text:style-name="P23">I nomi degli argomenti di questa sezione sono auto esplicativi. Sul valore passato non viene fatta alcuna elaborazione: vengono riportati nel documento finale così come sono.</text:p>
      <text:list xml:id="list2279885433" text:style-name="L2">
        <text:list-item>
          <text:p text:style-name="P26">cognome</text:p>
        </text:list-item>
        <text:list-item>
          <text:p text:style-name="P26">nome</text:p>
        </text:list-item>
        <text:list-item>
          <text:p text:style-name="P26">codicefiscale</text:p>
        </text:list-item>
        <text:list-item>
          <text:p text:style-name="P26">indirizzo</text:p>
        </text:list-item>
        <text:list-item>
          <text:p text:style-name="P26">datanascita</text:p>
        </text:list-item>
        <text:list-item>
          <text:p text:style-name="P26">luogonascita.</text:p>
        </text:list-item>
      </text:list>
      <text:p text:style-name="P1"/>
      <text:p text:style-name="P7">Altri argomenti.</text:p>
      <text:list xml:id="list182318460032090" text:continue-numbering="true" text:style-name="L2">
        <text:list-item>
          <text:p text:style-name="P24"><text:span text:style-name="T3">d</text:span><text:span text:style-name="T1">ottore<text:line-break/></text:span><text:span text:style-name="T3">serve a indicare il </text:span><text:span text:style-name="T4">nome del</text:span><text:span text:style-name="T3"> dottore che ha preparato la terapia; il valore è presumibilmente preso dalle informazioni corrispondenti all’account con cui il medico ha acceduto a Archimed.</text:span></text:p>
        </text:list-item>
        <text:list-item>
          <text:p text:style-name="P24"><text:span text:style-name="T3">d</text:span><text:span text:style-name="T1">estinazione<text:line-break/></text:span><text:span text:style-name="T3">l’applicazione predefinisce, tra i parametri di configurazione, una path alla directory di destinazione dei files PDF da inviare alla firma; questo argomento consente di scavalcare quell’impostazione e di definirne una personalizzata.</text:span></text:p>
        </text:list-item>
      </text:list>
      <text:p text:style-name="P1"/>
      <text:h text:style-name="P19" text:outline-level="3">Etichette inseribili nei modelli.</text:h>
      <text:p text:style-name="P17"><text:span text:style-name="T5">I modelli di partenza, normali documenti LibreOffice in formato OpenDocument (.odt), vanno preparati avendo cura di inserire, al loro interno, eventuali etichette che, in fase di </text:span><text:span text:style-name="T11">generazione</text:span><text:span text:style-name="T5"> dei documenti PDF da inviare alla firma, andranno sostituiti con i valori effettivi passati o collezionati.</text:span></text:p>
      <text:p text:style-name="P11">Un’etichetta ha questo formato: <text:s text:c="3"/>$$&lt;etichetta&gt;$$. </text:p>
      <text:p text:style-name="P11"><text:soft-page-break/>Vengono riconosciute le seguenti etichette:</text:p>
      <text:p text:style-name="P11">a) etichette da parametro (il significato è evidente):</text:p>
      <text:list xml:id="list182320171388839" text:continue-numbering="true" text:style-name="L2">
        <text:list-item>
          <text:p text:style-name="P25"><text:span text:style-name="T6">$$</text:span><text:span text:style-name="T1">cognome</text:span><text:span text:style-name="T6">$$</text:span></text:p>
        </text:list-item>
        <text:list-item>
          <text:p text:style-name="P27"><text:span text:style-name="T6">$$</text:span>nome<text:span text:style-name="T6">$$</text:span></text:p>
        </text:list-item>
        <text:list-item>
          <text:p text:style-name="P27"><text:span text:style-name="T6">$$</text:span>codicefiscale<text:span text:style-name="T6">$$</text:span></text:p>
        </text:list-item>
        <text:list-item>
          <text:p text:style-name="P27"><text:span text:style-name="T6">$$</text:span>indirizzo<text:span text:style-name="T6">$$</text:span></text:p>
        </text:list-item>
        <text:list-item>
          <text:p text:style-name="P27"><text:span text:style-name="T6">$$</text:span>datanascita<text:span text:style-name="T6">$$</text:span></text:p>
        </text:list-item>
        <text:list-item>
          <text:p text:style-name="P27"><text:span text:style-name="T6">$$</text:span>luogonascita<text:span text:style-name="T6">$$</text:span></text:p>
        </text:list-item>
        <text:list-item>
          <text:p text:style-name="P27"><text:span text:style-name="T6">$$dottore$$</text:span>.</text:p>
        </text:list-item>
      </text:list>
      <text:p text:style-name="P2"/>
      <text:p text:style-name="P9">b) etichette generali:</text:p>
      <text:list xml:id="list2621313713" text:style-name="L3">
        <text:list-item>
          <text:p text:style-name="P28">$$chifirma$$<text:line-break/>l’applicazione consente di indicare chi firma il consenso se questi non è direttamente il paziente ma un genitore o un tutore (la selezione avviene nell’applicazione);</text:p>
        </text:list-item>
        <text:list-item>
          <text:p text:style-name="P28">$$data$$<text:line-break/>rappresenta la data e l’ora in cui viene generato il documento PDF da inviare alla firma, e per estensione va considerata come data e ora di firma.</text:p>
        </text:list-item>
      </text:list>
      <text:p text:style-name="P10"/>
      <text:p text:style-name="P9">c) etichette personalizzate di documento:</text:p>
      <text:list xml:id="list2621676853" text:style-name="L4">
        <text:list-item>
          <text:p text:style-name="P29">in ciascun documento è possibile inserire etichette personalizzate che vanno predefinite attraverso un apposito file <text:span text:style-name="T12">di configurazione dei modelli,</text:span> in formato JSON, che verrà discusso più avanti.</text:p>
        </text:list-item>
      </text:list>
      <text:p text:style-name="P9"/>
      <text:h text:style-name="P20" text:outline-level="3">Configurazione dell’applicazione.</text:h>
      <text:p text:style-name="P13"><text:span text:style-name="T7">Assieme all’eseguibile è presente un file di configurazione avente lo stesso nome e estensione finale .config. Si tratta di un file in formato XML in cui la parte rilevante è quella che segue. Tra le impostazioni, quella etichettata <text:s/></text:span><text:span text:style-name="T9">TransformerCommandArguments</text:span><text:span text:style-name="T10"> non va modificata a meno che non venga cambiata l’applicazione di conversione (OpenOffice?).</text:span></text:p>
      <text:p text:style-name="P13"><text:s/><text:span text:style-name="T8"><text:s/>&lt;applicationSettings&gt;</text:span></text:p>
      <text:p text:style-name="P14"><text:s text:c="4"/>&lt;ConsensoInformato2.Properties.Settings&gt;</text:p>
      <text:p text:style-name="P14"><text:s text:c="6"/>&lt;setting name="TemplatesStore" serializeAs="String"&gt;</text:p>
      <text:p text:style-name="P14"><text:s text:c="8"/>&lt;value&gt;D:\TestStorages\ConsensoInformato\modelli&lt;/value&gt;</text:p>
      <text:p text:style-name="P14"><text:s text:c="6"/>&lt;/setting&gt;</text:p>
      <text:p text:style-name="P14"><text:s text:c="6"/>&lt;setting name="PdfStore" serializeAs="String"&gt;</text:p>
      <text:p text:style-name="P14"><text:s text:c="8"/>&lt;value&gt;D:\TestStorages\ConsensoInformato\PDF&lt;/value&gt;</text:p>
      <text:p text:style-name="P14"><text:s text:c="6"/>&lt;/setting&gt;</text:p>
      <text:p text:style-name="P14"><text:s text:c="6"/>&lt;setting name="TransformerCommand" serializeAs="String"&gt;</text:p>
      <text:p text:style-name="P14"><text:s text:c="8"/>&lt;value&gt;"C:\Program Files\LibreOffice\program\soffice.exe"&lt;/value&gt;</text:p>
      <text:p text:style-name="P14"><text:s text:c="6"/>&lt;/setting&gt;</text:p>
      <text:p text:style-name="P14"><text:s text:c="6"/>&lt;setting name="PdfDestination" serializeAs="String"&gt;</text:p>
      <text:p text:style-name="P14"><text:s text:c="8"/>&lt;value&gt;D:\TestStorages\ConsensoInformato\Destinazione&lt;/value&gt;</text:p>
      <text:p text:style-name="P14"><text:s text:c="6"/>&lt;/setting&gt;</text:p>
      <text:p text:style-name="P14"><text:s text:c="6"/>&lt;setting name="TemporaryStore" serializeAs="String"&gt;</text:p>
      <text:p text:style-name="P14"><text:s text:c="8"/>&lt;value&gt;D:\TestStorages\ConsensoInformato\tmp&lt;/value&gt;</text:p>
      <text:p text:style-name="P14"><text:s text:c="6"/>&lt;/setting&gt;</text:p>
      <text:p text:style-name="P14"><text:soft-page-break/><text:s text:c="6"/>&lt;setting name="TemplateExtension" serializeAs="String"&gt;</text:p>
      <text:p text:style-name="P14"><text:s text:c="8"/>&lt;value&gt;odt&lt;/value&gt;</text:p>
      <text:p text:style-name="P14"><text:s text:c="6"/>&lt;/setting&gt;</text:p>
      <text:p text:style-name="P14"><text:s text:c="6"/>&lt;setting name="TemplatePostfix" serializeAs="String"&gt;</text:p>
      <text:p text:style-name="P14"><text:s text:c="8"/>&lt;value&gt;_template&lt;/value&gt;</text:p>
      <text:p text:style-name="P14"><text:s text:c="6"/>&lt;/setting&gt;</text:p>
      <text:p text:style-name="P14"><text:s text:c="6"/>&lt;setting name="TransformerCommandArguments" serializeAs="String"&gt;</text:p>
      <text:p text:style-name="P14"><text:s text:c="8"/>&lt;value&gt;--headless --convert-to pdf --outdir "$$outdir$$" "$$sourcefilepath$$"&lt;/value&gt;</text:p>
      <text:p text:style-name="P14"><text:s text:c="6"/>&lt;/setting&gt;</text:p>
      <text:p text:style-name="P14"><text:s text:c="4"/>&lt;/ConsensoInformato2.Properties.Settings&gt;</text:p>
      <text:p text:style-name="P12"/>
      <text:h text:style-name="P20" text:outline-level="3">Configurazione dei modelli.</text:h>
      <text:p text:style-name="P12">Viene effettuata attraverso un file templates.json, da collocare nella directory che contiene i modelli. Questo è il file attualmente in uso:</text:p>
      <text:p text:style-name="P15">{</text:p>
      <text:p text:style-name="P15"><text:tab/>"templates": [</text:p>
      <text:p text:style-name="P15"><text:tab/><text:tab/>{ </text:p>
      <text:p text:style-name="P15"><text:tab/><text:tab/><text:tab/>"name": "ANESTESIA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ABLAZIONE TARTARO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CHIRURGIA IMPLANTARE OSTEOINTEGRATA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CHIRURGIA PARODONTALE RIGENERATIVA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INFORMATO ALLA TERAPIA_template.odt",</text:p>
      <text:p text:style-name="P15"><text:tab/><text:tab/><text:tab/>"sections": [</text:p>
      <text:p text:style-name="P15"><text:tab/><text:tab/><text:tab/><text:tab/>"terapia"</text:p>
      <text:p text:style-name="P15"><text:tab/><text:tab/><text:tab/>]</text:p>
      <text:p text:style-name="P15"><text:tab/><text:tab/>},</text:p>
      <text:p text:style-name="P15"><text:tab/><text:tab/>{ </text:p>
      <text:p text:style-name="P15"><text:tab/><text:tab/><text:tab/>"name": "CONSENSO INFORMATO CHIRURGIA ORALE_template.odt",</text:p>
      <text:p text:style-name="P15"><text:tab/><text:tab/><text:tab/>"sections": [</text:p>
      <text:p text:style-name="P15"><text:tab/><text:tab/><text:tab/><text:tab/>"diagnosi",</text:p>
      <text:p text:style-name="P15"><text:tab/><text:tab/><text:tab/><text:tab/>"intervento",</text:p>
      <text:p text:style-name="P15"><text:tab/><text:tab/><text:tab/><text:tab/>"benefici",</text:p>
      <text:p text:style-name="P15"><text:tab/><text:tab/><text:tab/><text:tab/>"rischi",</text:p>
      <text:p text:style-name="P15"><text:soft-page-break/><text:tab/><text:tab/><text:tab/><text:tab/>"complicazioni",</text:p>
      <text:p text:style-name="P15"><text:tab/><text:tab/><text:tab/><text:tab/>"alternative",</text:p>
      <text:p text:style-name="P15"><text:tab/><text:tab/><text:tab/><text:tab/>"informazioni"</text:p>
      <text:p text:style-name="P15"><text:tab/><text:tab/><text:tab/>]</text:p>
      <text:p text:style-name="P15"><text:tab/><text:tab/>},</text:p>
      <text:p text:style-name="P15"><text:tab/><text:tab/>{ </text:p>
      <text:p text:style-name="P15"><text:tab/><text:tab/><text:tab/>"name": "CONSENSO INFORMATO CONSERVATIVA-ENDODONZIA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INFORMATO ORTODONTICO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INFORMATO PROTESICA FISSA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INFORMATO PROTESICA MOBILE_template.odt",</text:p>
      <text:p text:style-name="P15"><text:tab/><text:tab/><text:tab/>"sections": []</text:p>
      <text:p text:style-name="P15"><text:tab/><text:tab/>},</text:p>
      <text:p text:style-name="P15"><text:tab/><text:tab/>{ </text:p>
      <text:p text:style-name="P15"><text:tab/><text:tab/><text:tab/>"name": "CONSENSO RADIODIAGNOSTICA_template.odt",</text:p>
      <text:p text:style-name="P15"><text:tab/><text:tab/><text:tab/>"sections": []</text:p>
      <text:p text:style-name="P15"><text:tab/><text:tab/>}</text:p>
      <text:p text:style-name="P15"><text:tab/>]</text:p>
      <text:p text:style-name="P15">}</text:p>
      <text:p text:style-name="P15"/>
      <text:p text:style-name="P12">L’elenco templates contiene un inseme di oggetti, ciascuno dei quali indica un modello d<text:span text:style-name="T12">i</text:span> documento; in ogni oggetto è presente il nome del file e le sezioni (sections) in esso prevedibilmente contenute. Se in section è presente una o più voci, in rigoroso formato stringa, allora sarà possibile inserire all’interno del modello di documento un’etichetta avente nome corrispondente e, come le altre etichette, preceduta e seguita dal doppio dollaro ($$). Ad esempio, il documento ‘CONSENSO INFORMATO ALLA TERAPIA_template.odt’ potrà prevedere l’etichetta $$terapia$$, il cui valore potrà essere definito nell’applicazione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9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30T18:23:17.919000000</dc:date>
    <dc:creator>Luca Menegotto</dc:creator>
    <meta:editing-duration>PT31M29S</meta:editing-duration>
    <meta:editing-cycles>5</meta:editing-cycles>
    <meta:document-statistic meta:table-count="0" meta:image-count="0" meta:object-count="0" meta:page-count="4" meta:paragraph-count="130" meta:word-count="741" meta:character-count="6335" meta:non-whitespace-character-count="5410"/>
  </office:meta>
</office:document-meta>
</file>